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03cm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3cm" fo:min-width="0.2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cm" fo:min-width="0.2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Verdana" style:font-family-generic="swiss" style:font-pitch="variable" fo:font-size="11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FreeSans" style:font-family-generic="swiss" style:font-pitch="variable" fo:font-size="20pt"/>
    </style:style>
    <style:style style:name="T1" style:family="text">
      <style:text-properties fo:font-family="Verdana" style:font-family-generic="swiss" style:font-pitch="variable" fo:font-size="11pt" fo:font-weight="bold"/>
    </style:style>
    <style:style style:name="T2" style:family="text">
      <style:text-properties fo:font-size="9pt"/>
    </style:style>
    <style:style style:name="T3" style:family="text">
      <style:text-properties fo:color="#000000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id="id4" draw:layer="layout" svg:width="5.133cm" svg:height="1.737cm" svg:x="6.39cm" svg:y="11.228cm">
          <text:p text:style-name="P1"><text:span text:style-name="T1">XML_Incoming_Daemon</text:span></text:p>
        </draw:ellipse>
        <draw:ellipse draw:style-name="gr1" draw:text-style-name="P2" draw:id="id1" draw:layer="layout" svg:width="5.292cm" svg:height="1.737cm" svg:x="6.418cm" svg:y="13.36cm">
          <text:p text:style-name="P1"><text:span text:style-name="T1">Keepalive_Daemon</text:span></text:p>
        </draw:ellipse>
        <draw:connector draw:style-name="gr2" draw:text-style-name="P3" draw:id="id10" draw:layer="layout" draw:type="curve" svg:x1="4.189cm" svg:y1="13.36cm" svg:x2="6.418cm" svg:y2="14.228cm" draw:end-shape="id1" draw:end-glue-point="3">
          <text:p text:style-name="P4"/>
        </draw:connector>
        <draw:ellipse draw:style-name="gr1" draw:text-style-name="P2" draw:id="id5" draw:layer="layout" svg:width="4.583cm" svg:height="1.737cm" svg:x="14.64cm" svg:y="9.81cm">
          <text:p text:style-name="P1"><text:span text:style-name="T1">Check Data Integrity</text:span></text:p>
        </draw:ellipse>
        <draw:ellipse draw:style-name="gr1" draw:text-style-name="P2" draw:id="id3" draw:layer="layout" svg:width="4.53cm" svg:height="1.744cm" svg:x="23.203cm" svg:y="10.496cm">
          <text:p text:style-name="P1"><text:span text:style-name="T1">Process #3 XML Agent</text:span></text:p>
        </draw:ellipse>
        <draw:ellipse draw:style-name="gr1" draw:text-style-name="P2" draw:id="id2" draw:layer="layout" svg:width="5.034cm" svg:height="1.529cm" svg:x="14.737cm" svg:y="13.374cm">
          <text:p text:style-name="P1"><text:span text:style-name="T1">Process XML</text:span></text:p>
        </draw:ellipse>
        <draw:ellipse draw:style-name="gr1" draw:text-style-name="P2" draw:id="id7" draw:layer="layout" svg:width="5.371cm" svg:height="1.529cm" svg:x="23.175cm" svg:y="16.193cm">
          <text:p text:style-name="P1"><text:span text:style-name="T1">Delete XML</text:span></text:p>
        </draw:ellipse>
        <draw:ellipse draw:style-name="gr1" draw:text-style-name="P2" draw:id="id6" draw:layer="layout" svg:width="4.762cm" svg:height="1.94cm" svg:x="23.856cm" svg:y="13.104cm">
          <text:p text:style-name="P1"><text:span text:style-name="T1">Process #4 XML Data</text:span></text:p>
        </draw:ellipse>
        <draw:connector draw:style-name="gr2" draw:text-style-name="P3" draw:layer="layout" draw:type="curve" svg:x1="19.771cm" svg:y1="14.138cm" svg:x2="23.203cm" svg:y2="11.368cm" draw:start-shape="id2" draw:start-glue-point="1" draw:end-shape="id3">
          <text:p text:style-name="P4"/>
        </draw:connector>
        <draw:connector draw:style-name="gr2" draw:text-style-name="P3" draw:layer="layout" draw:type="curve" svg:x1="11.523cm" svg:y1="12.096cm" svg:x2="14.64cm" svg:y2="10.678cm" draw:start-shape="id4" draw:end-shape="id5">
          <text:p text:style-name="P4"/>
        </draw:connector>
        <draw:connector draw:style-name="gr2" draw:text-style-name="P3" draw:layer="layout" draw:type="curve" svg:x1="11.523cm" svg:y1="12.096cm" svg:x2="14.737cm" svg:y2="14.138cm" draw:start-shape="id4" draw:start-glue-point="1" draw:end-shape="id2">
          <text:p text:style-name="P4"/>
        </draw:connector>
        <draw:connector draw:style-name="gr2" draw:text-style-name="P3" draw:layer="layout" draw:type="curve" svg:x1="19.771cm" svg:y1="14.138cm" svg:x2="23.856cm" svg:y2="14.074cm" draw:start-shape="id2" draw:start-glue-point="1" draw:end-shape="id6" draw:end-glue-point="3">
          <text:p text:style-name="P4"/>
        </draw:connector>
        <draw:connector draw:style-name="gr2" draw:text-style-name="P3" draw:layer="layout" draw:type="curve" svg:x1="19.771cm" svg:y1="14.138cm" svg:x2="23.175cm" svg:y2="16.957cm" draw:start-shape="id2" draw:start-glue-point="1" draw:end-shape="id7" draw:end-glue-point="3">
          <text:p text:style-name="P4"/>
        </draw:connector>
        <draw:ellipse draw:style-name="gr1" draw:text-style-name="P2" draw:id="id9" draw:layer="layout" svg:width="5.617cm" svg:height="1.5cm" svg:x="14.271cm" svg:y="18.608cm">
          <text:p text:style-name="P1"><text:span text:style-name="T1">Check Server Down</text:span></text:p>
        </draw:ellipse>
        <draw:ellipse draw:style-name="gr1" draw:text-style-name="P2" draw:id="id8" draw:layer="layout" svg:width="5.369cm" svg:height="1.529cm" svg:x="14.285cm" svg:y="16.293cm">
          <text:p text:style-name="P1"><text:span text:style-name="T1">Check Agent Down</text:span></text:p>
        </draw:ellipse>
        <draw:connector draw:style-name="gr2" draw:text-style-name="P3" draw:layer="layout" draw:type="curve" svg:x1="11.71cm" svg:y1="14.228cm" svg:x2="14.285cm" svg:y2="17.057cm" draw:start-shape="id1" draw:start-glue-point="1" draw:end-shape="id8" draw:end-glue-point="3">
          <text:p text:style-name="P4"/>
        </draw:connector>
        <draw:connector draw:style-name="gr2" draw:text-style-name="P3" draw:layer="layout" draw:type="curve" svg:x1="9.064cm" svg:y1="15.097cm" svg:x2="14.271cm" svg:y2="19.358cm" draw:start-shape="id1" draw:start-glue-point="2" draw:end-shape="id9" draw:end-glue-point="3">
          <text:p text:style-name="P4"/>
        </draw:connector>
        <draw:frame draw:style-name="gr3" draw:text-style-name="P4" draw:layer="layout" svg:width="7.117cm" svg:height="1.414cm" svg:x="21.775cm" svg:y="0.583cm">
          <draw:text-box>
            <text:p text:style-name="P4">Pandora Data Server</text:p>
            <text:p text:style-name="P4"><text:span text:style-name="T2"><text:s text:c="67"/></text:span><text:span text:style-name="T2">2006 Dec 26</text:span></text:p>
          </draw:text-box>
        </draw:frame>
        <draw:connector draw:style-name="gr2" draw:text-style-name="P3" draw:layer="layout" draw:type="curve" svg:x1="4.189cm" svg:y1="13.36cm" svg:x2="6.39cm" svg:y2="12.096cm" draw:start-shape="id10" draw:start-glue-point="2" draw:end-shape="id4" draw:end-glue-point="3">
          <text:p text:style-name="P4"/>
        </draw:connector>
        <draw:ellipse draw:style-name="gr4" draw:text-style-name="P2" draw:layer="layout" svg:width="5.44cm" svg:height="2.087cm" svg:x="2.445cm" svg:y="1.164cm">
          <text:p text:style-name="P1"><text:span text:style-name="T1">Pandora Data Server #2</text:span></text:p>
        </draw:ellipse>
        <draw:ellipse draw:style-name="gr4" draw:text-style-name="P2" draw:layer="layout" svg:width="5.44cm" svg:height="2.192cm" svg:x="2.498cm" svg:y="3.546cm">
          <text:p text:style-name="P1"><text:span text:style-name="T1">Pandora Network Server #3</text:span></text:p>
        </draw:ellipse>
        <draw:ellipse draw:style-name="gr4" draw:text-style-name="P2" draw:layer="layout" svg:width="5.44cm" svg:height="2.191cm" svg:x="2.504cm" svg:y="5.981cm">
          <text:p text:style-name="P1"><text:span text:style-name="T1">Pandora SNMP Console</text:span></text:p>
        </draw:ellipse>
        <draw:custom-shape draw:style-name="gr5" draw:text-style-name="P3" draw:layer="layout" svg:width="7.409cm" svg:height="7.938cm" svg:x="1.693cm" svg:y="0.793cm">
          <text:p text:style-name="P4"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973cm" svg:height="0.84cm" svg:x="10.003cm" svg:y="2.157cm">
          <draw:text-box draw:corner-radius="0.404cm">
            <text:p text:style-name="P5"><text:span text:style-name="T3">#1 Pandora Server</text:span></text:p>
          </draw:text-box>
        </draw:frame>
        <draw:frame draw:style-name="gr7" draw:text-style-name="P5" draw:layer="layout" svg:width="6.085cm" svg:height="0.97cm" svg:x="1.499cm" svg:y="9.701cm">
          <draw:text-box>
            <text:p text:style-name="P5"><text:span text:style-name="T3">#2 Pandora Data 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svg:stroke-opacity="100%" draw:fill="solid" draw:fill-color="#00b8ff" draw:fill-gradient-name="Gradient_20_7" draw:fill-hatch-name="Hatch_20_91" draw:fill-image-name="Bitmape_20_1" draw:fill-image-width="0cm" draw:fill-image-he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0.53cm" fo:margin-left="0.347cm" fo:margin-right="0.352cm" fo:page-width="30.2cm" fo:page-height="22.0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2-13T17:10:56</meta:creation-date>
    <dc:date>2006-12-26T23:33:20</dc:date>
    <dc:language>en-US</dc:language>
    <meta:editing-cycles>8</meta:editing-cycles>
    <meta:editing-duration>PT2H15M47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